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size="15pt" officeooo:rsid="00100d47" officeooo:paragraph-rsid="00100d47" style:font-size-asian="15pt" style:font-size-complex="15pt"/>
    </style:style>
    <style:style style:name="P2" style:family="paragraph" style:parent-style-name="Text_20_body">
      <style:paragraph-properties fo:text-align="start" style:justify-single-word="false"/>
      <style:text-properties fo:font-size="15pt" officeooo:rsid="00100d47" officeooo:paragraph-rsid="00100d47" style:font-size-asian="15pt" style:font-size-complex="15pt"/>
    </style:style>
    <style:style style:name="P3" style:family="paragraph" style:parent-style-name="Text_20_body">
      <style:paragraph-properties fo:text-align="start" style:justify-single-word="false" fo:break-before="page"/>
      <style:text-properties fo:font-size="15pt" officeooo:rsid="00100d47" officeooo:paragraph-rsid="00100d47" style:font-size-asian="15pt" style:font-size-complex="15pt"/>
    </style:style>
    <style:style style:name="P4" style:family="paragraph" style:parent-style-name="Title">
      <style:text-properties officeooo:rsid="00100d47" officeooo:paragraph-rsid="00100d47"/>
    </style:style>
    <style:style style:name="P5" style:family="paragraph" style:parent-style-name="Text_20_body" style:list-style-name="L1">
      <style:text-properties fo:font-size="15pt" officeooo:rsid="00100d47" officeooo:paragraph-rsid="00100d47" style:font-size-asian="15pt" style:font-size-complex="15pt"/>
    </style:style>
    <style:style style:name="P6" style:family="paragraph" style:parent-style-name="Text_20_body" style:list-style-name="L3">
      <style:text-properties fo:font-size="15pt" officeooo:rsid="00100d47" officeooo:paragraph-rsid="00100d47" style:font-size-asian="15pt" style:font-size-complex="15pt"/>
    </style:style>
    <style:style style:name="P7" style:family="paragraph" style:parent-style-name="Text_20_body" style:list-style-name="L4">
      <style:paragraph-properties fo:text-align="start" style:justify-single-word="false"/>
      <style:text-properties fo:font-size="15pt" officeooo:rsid="00100d47" officeooo:paragraph-rsid="00100d47" style:font-size-asian="15pt" style:font-size-complex="15pt"/>
    </style:style>
    <style:style style:name="P8" style:family="paragraph" style:parent-style-name="Text_20_body" style:list-style-name="L2" style:master-page-name="">
      <loext:graphic-properties draw:fill="none"/>
      <style:paragraph-properties fo:margin-left="0.6866in" fo:margin-right="0in" fo:margin-top="0in" fo:margin-bottom="0.0972in" loext:contextual-spacing="false" fo:line-height="115%" fo:text-indent="-0.1866in" style:auto-text-indent="false" style:page-number="auto" fo:background-color="transparent"/>
      <style:text-properties fo:font-size="15pt" officeooo:rsid="00100d47" officeooo:paragraph-rsid="00100d47" style:font-size-asian="15pt" style:font-size-complex="15pt"/>
    </style:style>
    <style:style style:name="P9" style:family="paragraph" style:parent-style-name="Text_20_body" style:list-style-name="L2">
      <loext:graphic-properties draw:fill="none"/>
      <style:paragraph-properties fo:margin-left="0.6866in" fo:margin-right="0in" fo:margin-top="0in" fo:margin-bottom="0.0972in" loext:contextual-spacing="false" fo:line-height="115%" fo:text-indent="-0.1866in" style:auto-text-indent="false" fo:background-color="transparent"/>
      <style:text-properties fo:font-size="15pt" officeooo:rsid="00100d47" officeooo:paragraph-rsid="00100d47" style:font-size-asian="15pt" style:font-size-complex="15pt"/>
    </style:style>
    <style:style style:name="T1" style:family="text">
      <style:text-properties officeooo:rsid="0013c10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ches</text:p>
      <text:p text:style-name="P1">HTTP headers can adjust this:</text:p>
      <text:list xml:id="list870066757" text:style-name="L1">
        <text:list-item>
          <text:p text:style-name="P5">An Expires header (primarily for HTTP 1.0) indicates that it’s OK to cache this representation until the specified time.</text:p>
        </text:list-item>
        <text:list-item>
          <text:p text:style-name="P5">The Cache-control header (HTTP 1.1) offers fine-grained cache policies:</text:p>
        </text:list-item>
      </text:list>
      <text:list xml:id="list3442193369" text:style-name="L2">
        <text:list-item>
          <text:p text:style-name="P8">max-age=[seconds] : Number of seconds from now before the cached entry should expire</text:p>
        </text:list-item>
        <text:list-item>
          <text:p text:style-name="P9">s-maxage=[seconds] : Number of seconds from now before the cached entry should expire from a shared cache. Private caches can store the entry for longer.</text:p>
        </text:list-item>
        <text:list-item>
          <text:p text:style-name="P9">public : OK to cache an authenticated response. Otherwise authenticated responses are not cached.</text:p>
        </text:list-item>
        <text:list-item>
          <text:p text:style-name="P9">private : Only single user caches should store the response; shared caches should not.</text:p>
        </text:list-item>
        <text:list-item>
          <text:p text:style-name="P9">no-cache : Not quite what it sounds like. The entry may still be cached, but the client should reverify the state of the resource with an ETag or Last-modified header on each access. </text:p>
        </text:list-item>
        <text:list-item>
          <text:p text:style-name="P9">no-store : Do not cache the entry no matter what.</text:p>
        </text:list-item>
      </text:list>
      <text:list xml:id="list1210129914" text:style-name="L3">
        <text:list-item>
          <text:p text:style-name="P6">The Last-modified header is the date when the resource was last changed. A client can use a HEAD request to check this and only come back for a full GET if its local cached copy is older than the Last-modified date.</text:p>
        </text:list-item>
        <text:list-item>
          <text:p text:style-name="P6">The ETag header (HTTP 1.1) is a unique identifier for the resource that changes when the resource does. A client can use a HEAD request to check this and only come back for a full GET if its local cached copy has a different Etag.</text:p>
        </text:list-item>
      </text:list>
      <text:p text:style-name="P1"/>
      <text:p text:style-name="P2"/>
      <text:p text:style-name="P3">HTTP/1.1 200 OK</text:p>
      <text:p text:style-name="P2">Date: Sun, 21 Apr 2013 15:12:46 GMT</text:p>
      <text:p text:style-name="P2">Server: Apache</text:p>
      <text:p text:style-name="P2">Connection: close</text:p>
      <text:p text:style-name="P2">Cache-control: max-age=604800; <text:span text:style-name="T1">s-maxage=230; no-cache=true</text:span></text:p>
      <text:p text:style-name="P2">Expires: Sun, 28 May 2023 15:12:46 GMT</text:p>
      <text:p text:style-name="P2">Last-modified: Sat, 22 May 2023 09:55:04 GMT</text:p>
      <text:p text:style-name="P2">ETag: "67099097696afcf1b67e"</text:p>
      <text:p text:style-name="P2"/>
      <text:p text:style-name="P3">A client can take advantage of this information:</text:p>
      <text:list xml:id="list1506804163" text:style-name="L4">
        <text:list-item>
          <text:p text:style-name="P7">If a representation of the resource is available in the local cache, and its expiry date has not arrived, just use it. Don’t even bother talking to the server.</text:p>
        </text:list-item>
        <text:list-item>
          <text:p text:style-name="P7">If a representation of the resource is available in the local cache, but the expiry date has arrived, check the server with HEAD to see if the resource has changed before performing a full GET 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24T07:02:53.597524392</meta:creation-date>
    <meta:editing-duration>PT46S</meta:editing-duration>
    <meta:editing-cycles>2</meta:editing-cycles>
    <meta:generator>LibreOffice/6.0.7.3$Linux_X86_64 LibreOffice_project/00m0$Build-3</meta:generator>
    <dc:date>2023-05-24T07:03:37.320115795</dc:date>
    <meta:document-statistic meta:table-count="0" meta:image-count="0" meta:object-count="0" meta:page-count="3" meta:paragraph-count="23" meta:word-count="348" meta:character-count="1989" meta:non-whitespace-character-count="1675"/>
  </office:meta>
</office:document-meta>
</file>